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Figur</text:p>
          </table:table-cell>
          <table:table-cell office:value-type="string" calcext:value-type="string">
            <text:p>SingleorCombine</text:p>
          </table:table-cell>
          <table:table-cell office:value-type="string" calcext:value-type="string">
            <text:p>Tip</text:p>
          </table:table-cell>
          <table:table-cell office:value-type="string" calcext:value-type="string">
            <text:p>PaketTip</text:p>
          </table:table-cell>
          <table:table-cell office:value-type="string" calcext:value-type="string">
            <text:p>UrunEn</text:p>
          </table:table-cell>
          <table:table-cell office:value-type="string" calcext:value-type="string">
            <text:p>UrunBoy</text:p>
          </table:table-cell>
          <table:table-cell office:value-type="string" calcext:value-type="string">
            <text:p>Hammadde1</text:p>
          </table:table-cell>
          <table:table-cell office:value-type="string" calcext:value-type="string">
            <text:p>Hammadde2</text:p>
          </table:table-cell>
          <table:table-cell table:number-columns-repeated="1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formula="of:=[.K3]*[.L3]" office:value-type="float" office:value="1296" calcext:value-type="float">
            <text:p>1296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P3]*[.P2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formula="of:=[.K4]*[.L4]" office:value-type="float" office:value="46656" calcext:value-type="float">
            <text:p>46656</text:p>
          </table:table-cell>
          <table:table-cell office:value-type="float" office:value="1296" calcext:value-type="float">
            <text:p>1296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Q3]*[.P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table:formula="of:=[.K5]*[.L5]" office:value-type="float" office:value="1679616" calcext:value-type="float">
            <text:p>1679616</text:p>
          </table:table-cell>
          <table:table-cell table:formula="of:=[.J4]" office:value-type="float" office:value="46656" calcext:value-type="float">
            <text:p>46656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P5]*[.Q4]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[.K6]*[.L6]" office:value-type="float" office:value="60466176" calcext:value-type="float">
            <text:p>60466176</text:p>
          </table:table-cell>
          <table:table-cell table:formula="of:=[.J5]" office:value-type="float" office:value="1679616" calcext:value-type="float">
            <text:p>1679616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P6]*[.Q5]"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[.K7]*[.L7]" office:value-type="float" office:value="2176782336" calcext:value-type="float">
            <text:p>2176782336</text:p>
          </table:table-cell>
          <table:table-cell table:formula="of:=[.J6]" office:value-type="float" office:value="60466176" calcext:value-type="float">
            <text:p>60466176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P7]*[.Q6]" office:value-type="float" office:value="648" calcext:value-type="float">
            <text:p>648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[.P8]*[.Q7]" office:value-type="float" office:value="1296" calcext:value-type="float">
            <text:p>1296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[.P9]*[.Q8]" office:value-type="float" office:value="2592" calcext:value-type="float">
            <text:p>2592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[.P10]*[.Q9]" office:value-type="float" office:value="5184" calcext:value-type="float">
            <text:p>5184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[.P11]*[.Q10]" office:value-type="float" office:value="10368" calcext:value-type="float">
            <text:p>10368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text:p>Hammadde1</text:p>
          </table:table-cell>
          <table:table-cell office:value-type="float" office:value="999" calcext:value-type="float">
            <text:p>999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string" calcext:value-type="string">
            <text:p>Hammadde2</text:p>
          </table:table-cell>
          <table:table-cell office:value-type="float" office:value="999" calcext:value-type="float">
            <text:p>999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string" calcext:value-type="string">
            <text:p>H1En</text:p>
          </table:table-cell>
          <table:table-cell office:value-type="float" office:value="9999" calcext:value-type="float">
            <text:p>9999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string" calcext:value-type="string">
            <text:p>H1Boy</text:p>
          </table:table-cell>
          <table:table-cell office:value-type="float" office:value="99999" calcext:value-type="float">
            <text:p>99999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string" calcext:value-type="string">
            <text:p>H2En</text:p>
          </table:table-cell>
          <table:table-cell office:value-type="float" office:value="9999" calcext:value-type="float">
            <text:p>9999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string" calcext:value-type="string">
            <text:p>H2Boy</text:p>
          </table:table-cell>
          <table:table-cell office:value-type="float" office:value="99999" calcext:value-type="float">
            <text:p>99999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string" calcext:value-type="string">
            <text:p>FingerLft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string" calcext:value-type="string">
            <text:p>Sehet</text:p>
          </table:table-cell>
          <table:table-cell office:value-type="float" office:value="9999" calcext:value-type="float">
            <text:p>9999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string" calcext:value-type="string">
            <text:p>Shet</text:p>
          </table:table-cell>
          <table:table-cell office:value-type="float" office:value="9999" calcext:value-type="float">
            <text:p>9999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string" calcext:value-type="string">
            <text:p>Boşluk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</table:table>
      <table:table table:name="Çizelge2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Amblem</text:p>
          </table:table-cell>
          <table:table-cell office:value-type="string" calcext:value-type="string">
            <text:p>Drawing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AFT</text:p>
          </table:table-cell>
          <table:table-cell office:value-type="string" calcext:value-type="string">
            <text:p>Thinsulate</text:p>
          </table:table-cell>
          <table:table-cell office:value-type="string" calcext:value-type="string">
            <text:p>Duallock</text:p>
          </table:table-cell>
          <table:table-cell office:value-type="string" calcext:value-type="string">
            <text:p>Transfer Ta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.00.0000</text:date>, <text:time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2:34:24.352114780</meta:creation-date>
    <dc:date>2022-03-24T14:27:22.379963327</dc:date>
    <meta:editing-duration>PT1H12M17S</meta:editing-duration>
    <meta:editing-cycles>1</meta:editing-cycles>
    <meta:document-statistic meta:table-count="2" meta:cell-count="133" meta:object-count="0"/>
    <meta:generator>LibreOffice/6.4.7.2$Linux_X86_64 LibreOffice_project/40$Build-2</meta:generator>
  </office:meta>
</office:document-meta>
</file>